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roid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Droid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Droid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ext-properties style:font-name="Droid Sans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zone.nu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value.doc</text:p>
          </table:table-cell>
          <table:table-cell office:value-type="string" calcext:value-type="string">
            <text:p>units.do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ssump.redist</text:p>
          </table:table-cell>
          <table:table-cell office:value-type="string" calcext:value-type="string">
            <text:p>value.redist</text:p>
          </table:table-cell>
          <table:table-cell office:value-type="string" calcext:value-type="string">
            <text:p>units.redist</text:p>
          </table:table-cell>
          <table:table-cell office:value-type="string" calcext:value-type="string">
            <text:p>notes.conv</text:p>
          </table:table-cell>
          <table:table-cell office:value-type="string" calcext:value-type="string">
            <text:p>value.conv</text:p>
          </table:table-cell>
          <table:table-cell office:value-type="string" calcext:value-type="string">
            <text:p>units.conv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6000" calcext:value-type="float">
            <text:p>60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table:style-name="ce2" office:value-type="float" office:value="6000" calcext:value-type="float">
            <text:p>60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office:value-type="float" office:value="13220" calcext:value-type="float">
            <text:p>1322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13220" calcext:value-type="float">
            <text:p>1322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A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NA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7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1985" calcext:value-type="float">
            <text:p>1985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985" calcext:value-type="float">
            <text:p>1985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1.985" calcext:value-type="float">
            <text:p>1.98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304" calcext:value-type="float">
            <text:p>304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304" calcext:value-type="float">
            <text:p>304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400" calcext:value-type="float">
            <text:p>4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00" calcext:value-type="float">
            <text:p>4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400" calcext:value-type="float">
            <text:p>4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400" calcext:value-type="float">
            <text:p>4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288" calcext:value-type="float">
            <text:p>288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288" calcext:value-type="float">
            <text:p>288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940" calcext:value-type="float">
            <text:p>94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940" calcext:value-type="float">
            <text:p>94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17280" calcext:value-type="float">
            <text:p>1728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7280" calcext:value-type="float">
            <text:p>1728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272" calcext:value-type="float">
            <text:p>272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272" calcext:value-type="float">
            <text:p>272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rom kW to M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NA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[6] Slide 20</text:p>
          </table:table-cell>
          <table:table-cell table:number-columns-repeated="6" office:value-type="string" calcext:value-type="string">
            <text:p>TOD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(x 3.6 / seconds in yea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3" office:value-type="float" office:value="1117" calcext:value-type="float">
            <text:p>1117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5" office:value-type="float" office:value="111700000" calcext:value-type="float">
            <text:p>1.12E+008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5" office:value-type="float" office:value="60000000" calcext:value-type="float">
            <text:p>6.00E+007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2"/>
          <table:table-cell table:style-name="ce5"/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1117" calcext:value-type="float">
            <text:p>1117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5" office:value-type="float" office:value="111700000" calcext:value-type="float">
            <text:p>1.12E+008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5" office:value-type="float" office:value="60000000" calcext:value-type="float">
            <text:p>6.00E+007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3" office:value-type="float" office:value="1117" calcext:value-type="float">
            <text:p>1117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5" office:value-type="float" office:value="111700000" calcext:value-type="float">
            <text:p>1.12E+008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table:style-name="ce5" office:value-type="float" office:value="60000000" calcext:value-type="float">
            <text:p>6.00E+007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e5 kWh</text:p>
          </table:table-cell>
          <table:table-cell office:value-type="string" calcext:value-type="string">
            <text:p>[6] Slide 2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Wh/year</text:p>
          </table:table-cell>
          <table:table-cell office:value-type="string" calcext:value-type="string">
            <text:p>from kWh/year to MW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W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4" office:value-type="float" office:value="140000" calcext:value-type="float">
            <text:p>140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[5] Slide 26, assume this is the 'other'</text:p>
          </table:table-cell>
          <table:table-cell office:value-type="string" calcext:value-type="string">
            <text:p>assign demand to the region-defining zone (1)</text:p>
          </table:table-cell>
          <table:table-cell table:style-name="ce4" office:value-type="float" office:value="140000" calcext:value-type="float">
            <text:p>140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</text:p>
          </table:table-cell>
          <table:table-cell office:value-type="string" calcext:value-type="string">
            <text:p>assign demand to the region-defining zone (3)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4" office:value-type="float" office:value="335000" calcext:value-type="float">
            <text:p>335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[5] Slide 26</text:p>
          </table:table-cell>
          <table:table-cell office:value-type="string" calcext:value-type="string">
            <text:p>assign demand to the region-defining zone (9)</text:p>
          </table:table-cell>
          <table:table-cell table:style-name="ce4" office:value-type="float" office:value="335000" calcext:value-type="float">
            <text:p>335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, assume zero derived demand for the energy island, so 'other' is attributed to the south region</text:p>
          </table:table-cell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, assume zero derived demand for the energy island, so 'other' is attributed to the south region</text:p>
          </table:table-cell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4" office:value-type="float" office:value="140000" calcext:value-type="float">
            <text:p>140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[5] Slide 26, assume this is the 'other'</text:p>
          </table:table-cell>
          <table:table-cell office:value-type="string" calcext:value-type="string">
            <text:p>assign demand to the region-defining zone (1)</text:p>
          </table:table-cell>
          <table:table-cell table:style-name="ce4" office:value-type="float" office:value="140000" calcext:value-type="float">
            <text:p>140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</text:p>
          </table:table-cell>
          <table:table-cell office:value-type="string" calcext:value-type="string">
            <text:p>assign demand to the region-defining zone (3)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4" office:value-type="float" office:value="335000" calcext:value-type="float">
            <text:p>335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[5] Slide 26</text:p>
          </table:table-cell>
          <table:table-cell office:value-type="string" calcext:value-type="string">
            <text:p>assign demand to the region-defining zone (9)</text:p>
          </table:table-cell>
          <table:table-cell table:style-name="ce4" office:value-type="float" office:value="335000" calcext:value-type="float">
            <text:p>335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, assume zero derived demand for the energy island, so 'other' is attributed to the south region</text:p>
          </table:table-cell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mm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, assume zero derived demand for the energy island, so 'other' is attributed to the south region</text:p>
          </table:table-cell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4" office:value-type="float" office:value="140000" calcext:value-type="float">
            <text:p>140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[5] Slide 26, assume this is the 'other'</text:p>
          </table:table-cell>
          <table:table-cell office:value-type="string" calcext:value-type="string">
            <text:p>assign demand to the region-defining zone (1)</text:p>
          </table:table-cell>
          <table:table-cell table:style-name="ce4" office:value-type="float" office:value="140000" calcext:value-type="float">
            <text:p>140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</text:p>
          </table:table-cell>
          <table:table-cell office:value-type="string" calcext:value-type="string">
            <text:p>assign demand to the region-defining zone (3)</text:p>
          </table:table-cell>
          <table:table-cell table:style-name="ce3" office:value-type="float" office:value="160000" calcext:value-type="float">
            <text:p>16000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4" office:value-type="float" office:value="335000" calcext:value-type="float">
            <text:p>335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[5] Slide 26</text:p>
          </table:table-cell>
          <table:table-cell office:value-type="string" calcext:value-type="string">
            <text:p>assign demand to the region-defining zone (9)</text:p>
          </table:table-cell>
          <table:table-cell table:style-name="ce4" office:value-type="float" office:value="335000" calcext:value-type="float">
            <text:p>33500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sign demand to the region-defining zone (3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, assume zero derived demand for the energy island, so 'other' is attributed to the south region</text:p>
          </table:table-cell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houl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[5] Slide 26, assume zero derived demand for the energy island, so 'other' is attributed to the south region</text:p>
          </table:table-cell>
          <table:table-cell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[5] Slide 26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[5] Slide 26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-1200" calcext:value-type="float">
            <text:p>-1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[5] Slide 26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-4.63" calcext:value-type="float">
            <text:p>-4.6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-275100" calcext:value-type="float">
            <text:p>-2751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[5] Slide 28 (no disaggregation of the demand), records 8m3/day of solid waste and 360 tons/year of organic waste. See * for calculations of organic and non-organic proportions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-275100" calcext:value-type="float">
            <text:p>-2751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[5] Slide 28 (no disaggregation of the demand), records 8m3/day of solid waste and 360 tons/year of organic waste. See * for calculations of organic and non-organic proportions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-275100" calcext:value-type="float">
            <text:p>-2751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[5] Slide 28 (no disaggregation of the demand), records 8m3/day of solid waste and 360 tons/year of organic waste. See * for calculations of organic and non-organic proportions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91700" calcext:value-type="float">
            <text:p>-9170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solid waste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year</text:p>
          </table:table-cell>
          <table:table-cell office:value-type="string" calcext:value-type="string">
            <text:p>from kg/year to kg/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-360" calcext:value-type="float">
            <text:p>-360</text:p>
          </table:table-cell>
          <table:table-cell table:style-name="Default" office:value-type="string" calcext:value-type="string">
            <text:p>tons/year</text:p>
          </table:table-cell>
          <table:table-cell office:value-type="string" calcext:value-type="string">
            <text:p>[5] Slide 28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wi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-360" calcext:value-type="float">
            <text:p>-360</text:p>
          </table:table-cell>
          <table:table-cell table:style-name="Default" office:value-type="string" calcext:value-type="string">
            <text:p>tons/year</text:p>
          </table:table-cell>
          <table:table-cell office:value-type="string" calcext:value-type="string">
            <text:p>[5] Slide 28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umm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-360" calcext:value-type="float">
            <text:p>-360</text:p>
          </table:table-cell>
          <table:table-cell table:style-name="Default" office:value-type="string" calcext:value-type="string">
            <text:p>tons/year</text:p>
          </table:table-cell>
          <table:table-cell office:value-type="string" calcext:value-type="string">
            <text:p>[5] Slide 28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organic waste</text:p>
          </table:table-cell>
          <table:table-cell office:value-type="string" calcext:value-type="string">
            <text:p>should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ons/year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year</text:p>
          </table:table-cell>
          <table:table-cell office:value-type="string" calcext:value-type="string">
            <text:p>from tons/year to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[5] Slide 26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win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[5] Slide 26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[5] Slide 26 (no disaggregation of the demand)</text:p>
          </table:table-cell>
          <table:table-cell office:value-type="string" calcext:value-type="string">
            <text:p>Share (0) demand equally between the region-defining zones (1), (3), and (9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south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ctory (assembly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North district 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Multifunction district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Factory (turbine blades)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Technology building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Quality building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ormitories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Residential area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kes an equal share from (0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Hospital 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ergyIsland</text:p>
          </table:table-cell>
          <table:table-cell office:value-type="string" calcext:value-type="string">
            <text:p>Energy island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eused water</text:p>
          </table:table-cell>
          <table:table-cell office:value-type="string" calcext:value-type="string">
            <text:p>shoul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/day</text:p>
          </table:table-cell>
          <table:table-cell office:value-type="string" calcext:value-type="string">
            <text:p>from tons/day kg/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s</text:p>
          </table:table-cell>
          <table:table-cell table:number-columns-repeated="1010"/>
        </table:table-row>
        <table:table-row table:style-name="ro1" table:number-rows-repeated="90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19:36:16.260134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6:26:45.530745058</meta:creation-date>
    <dc:date>2016-02-12T20:39:53.477312810</dc:date>
    <meta:editing-duration>PT19H36M48S</meta:editing-duration>
    <meta:editing-cycles>99</meta:editing-cycles>
    <meta:generator>LibreOffice/4.2.8.2$Linux_X86_64 LibreOffice_project/420m0$Build-2</meta:generator>
    <dc:title>Tables</dc:title>
    <meta:document-statistic meta:table-count="1" meta:cell-count="4718" meta:object-count="0"/>
  </office:meta>
</office:document-meta>
</file>